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2d1b75" officeooo:paragraph-rsid="002d1b75"/>
    </style:style>
    <style:style style:name="P2" style:family="paragraph" style:parent-style-name="Text_20_body">
      <style:text-properties fo:language="en" fo:country="US" officeooo:rsid="002ea595" officeooo:paragraph-rsid="002ea595"/>
    </style:style>
    <style:style style:name="P3" style:family="paragraph" style:parent-style-name="Text_20_body">
      <style:text-properties fo:language="en" fo:country="US" officeooo:rsid="0030026f" officeooo:paragraph-rsid="0030026f"/>
    </style:style>
    <style:style style:name="P4" style:family="paragraph" style:parent-style-name="Text_20_body">
      <style:text-properties fo:language="en" fo:country="US" officeooo:rsid="0030026f" officeooo:paragraph-rsid="00300dc0"/>
    </style:style>
    <style:style style:name="P5" style:family="paragraph" style:parent-style-name="Text_20_body">
      <style:text-properties fo:language="en" fo:country="US" officeooo:rsid="0030026f" officeooo:paragraph-rsid="0036296e"/>
    </style:style>
    <style:style style:name="P6" style:family="paragraph" style:parent-style-name="Text_20_body">
      <style:text-properties fo:language="en" fo:country="US" officeooo:rsid="00300dc0" officeooo:paragraph-rsid="00300dc0"/>
    </style:style>
    <style:style style:name="P7" style:family="paragraph" style:parent-style-name="Text_20_body">
      <style:text-properties fo:language="en" fo:country="US" officeooo:rsid="00326e0e" officeooo:paragraph-rsid="00326e0e"/>
    </style:style>
    <style:style style:name="P8" style:family="paragraph" style:parent-style-name="Text_20_body">
      <style:text-properties fo:language="en" fo:country="US" officeooo:rsid="00340714" officeooo:paragraph-rsid="00340714"/>
    </style:style>
    <style:style style:name="P9" style:family="paragraph" style:parent-style-name="Text_20_body">
      <style:text-properties fo:language="en" fo:country="US" officeooo:rsid="00357be5" officeooo:paragraph-rsid="00357be5"/>
    </style:style>
    <style:style style:name="P10" style:family="paragraph" style:parent-style-name="Text_20_body">
      <style:text-properties fo:language="en" fo:country="US" officeooo:rsid="0036296e" officeooo:paragraph-rsid="0036296e"/>
    </style:style>
    <style:style style:name="P11" style:family="paragraph" style:parent-style-name="Text_20_body">
      <style:text-properties fo:language="en" fo:country="US" officeooo:rsid="0037c7e6" officeooo:paragraph-rsid="0037c7e6"/>
    </style:style>
    <style:style style:name="P12" style:family="paragraph" style:parent-style-name="Text_20_body">
      <style:text-properties fo:language="en" fo:country="US" officeooo:rsid="00385485" officeooo:paragraph-rsid="00385485"/>
    </style:style>
    <style:style style:name="P13" style:family="paragraph" style:parent-style-name="Text_20_body">
      <style:text-properties officeooo:rsid="003b41d0" officeooo:paragraph-rsid="003b41d0"/>
    </style:style>
    <style:style style:name="P14" style:family="paragraph" style:parent-style-name="Text_20_body">
      <style:text-properties officeooo:rsid="003b53d5" officeooo:paragraph-rsid="003b53d5"/>
    </style:style>
    <style:style style:name="P15" style:family="paragraph" style:parent-style-name="Text_20_body">
      <style:text-properties officeooo:rsid="003d355f" officeooo:paragraph-rsid="003d355f"/>
    </style:style>
    <style:style style:name="P16" style:family="paragraph" style:parent-style-name="Text_20_body">
      <style:text-properties officeooo:rsid="00412282" officeooo:paragraph-rsid="00412282"/>
    </style:style>
    <style:style style:name="P17" style:family="paragraph" style:parent-style-name="Standard">
      <style:text-properties officeooo:rsid="0010a902" officeooo:paragraph-rsid="0010a902"/>
    </style:style>
    <style:style style:name="P18" style:family="paragraph" style:parent-style-name="Standard">
      <style:text-properties officeooo:rsid="001419bc" officeooo:paragraph-rsid="001419bc"/>
    </style:style>
    <style:style style:name="P19" style:family="paragraph" style:parent-style-name="Standard">
      <style:text-properties officeooo:rsid="0017307b" officeooo:paragraph-rsid="0017307b"/>
    </style:style>
    <style:style style:name="P20" style:family="paragraph" style:parent-style-name="Standard">
      <style:text-properties officeooo:rsid="00180505" officeooo:paragraph-rsid="00180505"/>
    </style:style>
    <style:style style:name="P21" style:family="paragraph" style:parent-style-name="Standard">
      <style:text-properties officeooo:rsid="0018897a" officeooo:paragraph-rsid="0018897a"/>
    </style:style>
    <style:style style:name="P22" style:family="paragraph" style:parent-style-name="Standard">
      <style:text-properties officeooo:rsid="001a4448" officeooo:paragraph-rsid="001a4448"/>
    </style:style>
    <style:style style:name="P23" style:family="paragraph" style:parent-style-name="Standard">
      <style:text-properties officeooo:rsid="001d479d" officeooo:paragraph-rsid="001d479d"/>
    </style:style>
    <style:style style:name="P24" style:family="paragraph" style:parent-style-name="Standard">
      <style:text-properties officeooo:rsid="001d8294" officeooo:paragraph-rsid="001d8294"/>
    </style:style>
    <style:style style:name="P25" style:family="paragraph" style:parent-style-name="Standard">
      <style:text-properties officeooo:rsid="001ea61d" officeooo:paragraph-rsid="001ea61d"/>
    </style:style>
    <style:style style:name="P26" style:family="paragraph" style:parent-style-name="Standard">
      <style:text-properties officeooo:rsid="001f852e" officeooo:paragraph-rsid="001f852e"/>
    </style:style>
    <style:style style:name="P27" style:family="paragraph" style:parent-style-name="Standard">
      <style:text-properties officeooo:rsid="00205f55" officeooo:paragraph-rsid="00205f55"/>
    </style:style>
    <style:style style:name="P28" style:family="paragraph" style:parent-style-name="Standard">
      <style:text-properties officeooo:rsid="00218da2" officeooo:paragraph-rsid="00218da2"/>
    </style:style>
    <style:style style:name="P29" style:family="paragraph" style:parent-style-name="Standard">
      <style:text-properties officeooo:rsid="002270b2" officeooo:paragraph-rsid="002270b2"/>
    </style:style>
    <style:style style:name="P30" style:family="paragraph" style:parent-style-name="Standard">
      <style:text-properties officeooo:rsid="0024624a" officeooo:paragraph-rsid="0024624a"/>
    </style:style>
    <style:style style:name="P31" style:family="paragraph" style:parent-style-name="Standard">
      <style:text-properties officeooo:rsid="00276498" officeooo:paragraph-rsid="00276498"/>
    </style:style>
    <style:style style:name="P32" style:family="paragraph" style:parent-style-name="Standard">
      <style:text-properties officeooo:rsid="0028c4c0" officeooo:paragraph-rsid="0028c4c0"/>
    </style:style>
    <style:style style:name="P33" style:family="paragraph" style:parent-style-name="Standard">
      <style:text-properties officeooo:rsid="002a8a73" officeooo:paragraph-rsid="002a8a73"/>
    </style:style>
    <style:style style:name="T1" style:family="text">
      <style:text-properties officeooo:rsid="0012694f"/>
    </style:style>
    <style:style style:name="T2" style:family="text">
      <style:text-properties fo:language="en" fo:country="US"/>
    </style:style>
    <style:style style:name="T3" style:family="text">
      <style:text-properties fo:language="en" fo:country="US" officeooo:rsid="00180505"/>
    </style:style>
    <style:style style:name="T4" style:family="text">
      <style:text-properties fo:language="en" fo:country="US" officeooo:rsid="001ea61d"/>
    </style:style>
    <style:style style:name="T5" style:family="text">
      <style:text-properties fo:language="en" fo:country="US" officeooo:rsid="001f852e"/>
    </style:style>
    <style:style style:name="T6" style:family="text">
      <style:text-properties style:text-position="sub 58%"/>
    </style:style>
    <style:style style:name="T7" style:family="text">
      <style:text-properties style:text-position="sub 58%" fo:language="en" fo:country="US"/>
    </style:style>
    <style:style style:name="T8" style:family="text">
      <style:text-properties style:text-position="0% 100%" fo:language="en" fo:country="US"/>
    </style:style>
    <style:style style:name="T9" style:family="text">
      <style:text-properties style:text-position="0% 100%" fo:language="en" fo:country="US" officeooo:rsid="0024624a"/>
    </style:style>
    <style:style style:name="T10" style:family="text">
      <style:text-properties style:text-position="0% 100%" fo:language="en" fo:country="US" officeooo:rsid="0041c4a6"/>
    </style:style>
    <style:style style:name="T11" style:family="text">
      <style:text-properties officeooo:rsid="003b53d5"/>
    </style:style>
    <style:style style:name="T12" style:family="text">
      <style:text-properties officeooo:rsid="003de69b"/>
    </style:style>
    <style:style style:name="T13" style:family="text">
      <style:text-properties officeooo:rsid="003f0f91"/>
    </style:style>
    <style:style style:name="T14" style:family="text">
      <style:text-properties officeooo:rsid="004122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duction formula<text:span text:style-name="T1">s</text:span> for "Galaktika" game.</text:p>
      <text:p text:style-name="P17"/>
      <text:p text:style-name="P18">A) Producing ships with available capital.</text:p>
      <text:p text:style-name="P18">B) Producing ships and capital at once.</text:p>
      <text:p text:style-name="P18"/>
      <text:p text:style-name="P18">A – is valid when we have capital c &gt; 0; B – is valid when c<text:span text:style-name="T2">=0.</text:span></text:p>
      <text:p text:style-name="P18"><text:span text:style-name="T2"/></text:p>
      <text:p text:style-name="P18"><text:span text:style-name="T2"/></text:p>
      <text:p text:style-name="P19"><text:span text:style-name="T2">So we produce ships at beginning </text:span><text:span text:style-name="T3">with method A</text:span><text:span text:style-name="T2">, until all capital is used, then we produce ships with a B method.</text:span></text:p>
      <text:p text:style-name="P19"><text:span text:style-name="T2"/></text:p>
      <text:p text:style-name="P21"><text:span text:style-name="T2">Variables:</text:span></text:p>
      <text:p text:style-name="P21"><text:span text:style-name="T2">i – is planet’s industry,</text:span></text:p>
      <text:p text:style-name="P21"><text:span text:style-name="T2">p – is planet’s population,</text:span></text:p>
      <text:p text:style-name="P21"><text:span text:style-name="T2">c – capital, available in planet,</text:span></text:p>
      <text:p text:style-name="P21"><text:span text:style-name="T2">i</text:span><text:span text:style-name="T7">*</text:span><text:span text:style-name="T2"> - unused industry,</text:span></text:p>
      <text:p text:style-name="P21"><text:span text:style-name="T2">p</text:span><text:span text:style-name="T7">* </text:span><text:span text:style-name="T2">- unused population,</text:span></text:p>
      <text:p text:style-name="P27"><text:span text:style-name="T2">a – planet’s richness coefficient.</text:span></text:p>
      <text:p text:style-name="P19"><text:span text:style-name="T2"/></text:p>
      <text:h text:style-name="Heading_20_1" text:outline-level="1">A –<text:span text:style-name="T4"> building ships by using available capital</text:span>.</text:h>
      <text:p text:style-name="P21"><text:span text:style-name="T2">At beginning i</text:span><text:span text:style-name="T7">*</text:span><text:span text:style-name="T2"> =i, p</text:span><text:span text:style-name="T7">*</text:span><text:span text:style-name="T2">=p.</text:span></text:p>
      <text:p text:style-name="P20"><text:span text:style-name="T2"/></text:p>
      <text:p text:style-name="P22"><text:span text:style-name="T2">pic</text:span><text:span text:style-name="T7">* </text:span><text:span text:style-name="T2">- the resources usability.</text:span></text:p>
      <text:p text:style-name="P22"><text:span text:style-name="T2">pic</text:span><text:span text:style-name="T7">*</text:span><text:span text:style-name="T2"> = min(p</text:span><text:span text:style-name="T7">* <text:s/></text:span><text:span text:style-name="T8">, </text:span><text:span text:style-name="T7"><text:s/></text:span><text:span text:style-name="T2">i</text:span><text:span text:style-name="T7">*</text:span><text:span text:style-name="T2">, c).</text:span></text:p>
      <text:p text:style-name="P22"><text:span text:style-name="T2"/></text:p>
      <text:p text:style-name="P22"><text:span text:style-name="T2">Production power then g</text:span><text:span text:style-name="T7">c</text:span><text:span text:style-name="T2">= 2 * pic</text:span><text:span text:style-name="T7">*</text:span><text:span text:style-name="T2"> .</text:span></text:p>
      <text:p text:style-name="P22"><text:span text:style-name="T2"/></text:p>
      <text:p text:style-name="P22"><text:span text:style-name="T2"/></text:p>
      <text:p text:style-name="P23"><text:span text:style-name="T2">After calculating power, the resources would be used then.</text:span></text:p>
      <text:p text:style-name="P23"><text:span text:style-name="T2">c’=c-pic</text:span><text:span text:style-name="T7">* </text:span><text:span text:style-name="T8">,</text:span></text:p>
      <text:p text:style-name="P23"><text:span text:style-name="T8">i’</text:span><text:span text:style-name="T7">*</text:span><text:span text:style-name="T8"> = i</text:span><text:span text:style-name="T7">*</text:span><text:span text:style-name="T8"> - pic</text:span><text:span text:style-name="T7">*</text:span><text:span text:style-name="T8">,</text:span></text:p>
      <text:p text:style-name="P23"><text:span text:style-name="T8">p’</text:span><text:span text:style-name="T7">*</text:span><text:span text:style-name="T8">=p</text:span><text:span text:style-name="T7">*</text:span><text:span text:style-name="T8"> - pic</text:span><text:span text:style-name="T7">*</text:span><text:span text:style-name="T8"> .</text:span></text:p>
      <text:p text:style-name="P23"><text:span text:style-name="T8"/></text:p>
      <text:p text:style-name="P24"><text:span text:style-name="T8">But in B step we will assume that c, <text:s/>i</text:span><text:span text:style-name="T7">*</text:span><text:span text:style-name="T8"> and p</text:span><text:span text:style-name="T7">*</text:span><text:span text:style-name="T8"> are after substracting pic</text:span><text:span text:style-name="T7">*</text:span><text:span text:style-name="T8">.</text:span></text:p>
      <text:p text:style-name="P24"><text:span text:style-name="T8"/></text:p>
      <text:h text:style-name="Heading_20_1" text:outline-level="1">B –<text:span text:style-name="T4"> producing </text:span><text:span text:style-name="T5">s</text:span><text:span text:style-name="T4">hips by building capital</text:span>.</text:h>
      <text:p text:style-name="P25"><text:span text:style-name="T8"/></text:p>
      <text:p text:style-name="P26"><text:span text:style-name="T8">pi</text:span><text:span text:style-name="T7">*</text:span><text:span text:style-name="T8"> = min(p</text:span><text:span text:style-name="T7">*</text:span><text:span text:style-name="T8">,i</text:span><text:span text:style-name="T7">*</text:span><text:span text:style-name="T8">), available resources.</text:span></text:p>
      <text:p text:style-name="P26"><text:span text:style-name="T8"/></text:p>
      <text:p text:style-name="P26"><text:span text:style-name="T8">We will build come capital c</text:span><text:span text:style-name="T7">?</text:span><text:span text:style-name="T8">, and will use it for building ships. The produced capital amount should be such that available population and industry resources will be enough to use all produced capital for building ships.</text:span></text:p>
      <text:p text:style-name="P26"><text:span text:style-name="T8"/></text:p>
      <text:p text:style-name="P28"><text:span text:style-name="T8">Let say we will use pi</text:span><text:span text:style-name="T7">c</text:span><text:span text:style-name="T8"> building power to build capital c</text:span><text:span text:style-name="T7">?</text:span><text:span text:style-name="T8"> :</text:span></text:p>
      <text:p text:style-name="P28"><text:soft-page-break/><text:span text:style-name="T9">(1) </text:span><text:span text:style-name="T8">c</text:span><text:span text:style-name="T7">?</text:span><text:span text:style-name="T8"> = a * pi</text:span><text:span text:style-name="T7">c </text:span><text:span text:style-name="T8">.</text:span></text:p>
      <text:p text:style-name="P28"><text:span text:style-name="T8">The remaining production power will be used to build ships, using that capital c</text:span><text:span text:style-name="T7">?</text:span><text:span text:style-name="T8"> .</text:span></text:p>
      <text:p text:style-name="P28"><text:span text:style-name="T9">(2) </text:span><text:span text:style-name="T8">pi</text:span><text:span text:style-name="T7">g</text:span><text:span text:style-name="T8"> = pi</text:span><text:span text:style-name="T7">*</text:span><text:span text:style-name="T8"> - pi</text:span><text:span text:style-name="T7">c </text:span><text:span text:style-name="T8">;</text:span></text:p>
      <text:p text:style-name="P28"><text:span text:style-name="T8"/></text:p>
      <text:p text:style-name="P28"><text:span text:style-name="T8">We will use all the capital for building ships so:</text:span></text:p>
      <text:p text:style-name="P28"><text:span text:style-name="T9">(3)</text:span><text:span text:style-name="T8"> c</text:span><text:span text:style-name="T7">?</text:span><text:span text:style-name="T8"> <text:s/>= pi</text:span><text:span text:style-name="T7">g</text:span><text:span text:style-name="T8"> .</text:span></text:p>
      <text:p text:style-name="P28"><text:span text:style-name="T8"/></text:p>
      <text:p text:style-name="P29"><text:span text:style-name="T8">Lets put values for calculating:</text:span></text:p>
      <text:p text:style-name="P29"><text:span text:style-name="T8">a * pi</text:span><text:span text:style-name="T7">c</text:span><text:span text:style-name="T8"> = pi</text:span><text:span text:style-name="T7">*</text:span><text:span text:style-name="T8"> - pi</text:span><text:span text:style-name="T7">c</text:span><text:span text:style-name="T8"> .</text:span></text:p>
      <text:p text:style-name="P29"><text:span text:style-name="T8">Transform this equation:</text:span></text:p>
      <text:p text:style-name="P29"><text:span text:style-name="T9">(4) </text:span><text:span text:style-name="T8">pi</text:span><text:span text:style-name="T7">c</text:span><text:span text:style-name="T8"> = pi</text:span><text:span text:style-name="T7">*</text:span><text:span text:style-name="T8"> / (1+a) ; </text:span></text:p>
      <text:p text:style-name="P30"><text:span text:style-name="T8"/></text:p>
      <text:p text:style-name="P30"><text:span text:style-name="T8">Lets use (4) and (2) again: pi</text:span><text:span text:style-name="T7">g</text:span><text:span text:style-name="T8"> = pi</text:span><text:span text:style-name="T7">*</text:span><text:span text:style-name="T8"> - pi</text:span><text:span text:style-name="T7">*</text:span><text:span text:style-name="T8">/(1+a) =pi</text:span><text:span text:style-name="T7">*</text:span><text:span text:style-name="T8"> * (a/(1+a)) .</text:span></text:p>
      <text:p text:style-name="P30"><text:span text:style-name="T8"/></text:p>
      <text:p text:style-name="P31"><text:span text:style-name="T8">Resources used pi</text:span><text:span text:style-name="T7">b</text:span><text:span text:style-name="T8"> <text:s/>= pi</text:span><text:span text:style-name="T7">g</text:span><text:span text:style-name="T8"> + pi</text:span><text:span text:style-name="T7">*</text:span><text:span text:style-name="T8"> .</text:span></text:p>
      <text:p text:style-name="P31"><text:span text:style-name="T8"/></text:p>
      <text:p text:style-name="P32"><text:span text:style-name="T8">Production power g</text:span><text:span text:style-name="T7">0</text:span><text:span text:style-name="T8"> = pi</text:span><text:span text:style-name="T7">g</text:span><text:span text:style-name="T8"> * 2;</text:span></text:p>
      <text:p text:style-name="P31"><text:span text:style-name="T8"/></text:p>
      <text:h text:style-name="Heading_20_1" text:outline-level="1">Overall production power</text:h>
      <text:p text:style-name="P33"><text:span text:style-name="T8">g = </text:span><text:span text:style-name="T10">g</text:span><text:span text:style-name="T7">0</text:span><text:span text:style-name="T8"> + g</text:span><text:span text:style-name="T7">c</text:span><text:span text:style-name="T8"> .</text:span></text:p>
      <text:p text:style-name="P32"><text:span text:style-name="T8"/></text:p>
      <text:h text:style-name="Heading_20_1" text:outline-level="1">Producing ships</text:h>
      <text:p text:style-name="P1">m<text:span text:style-name="T6">1</text:span> – given ship total mass,</text:p>
      <text:p text:style-name="P1">n – amount of ships required to build.</text:p>
      <text:p text:style-name="P1"/>
      <text:p text:style-name="P2">Lets calculate production power required to build all ships:</text:p>
      <text:p text:style-name="P2">g<text:span text:style-name="T6">r</text:span> = m<text:span text:style-name="T6">1</text:span> * n.</text:p>
      <text:p text:style-name="P2"/>
      <text:p text:style-name="P3">Further actions depends if available production power g is enough to build required ships g<text:span text:style-name="T6">r</text:span>.</text:p>
      <text:p text:style-name="P3">g<text:span text:style-name="T6">r</text:span> &lt;= g <text:s/>- this means that production power is enough,</text:p>
      <text:p text:style-name="P3">g<text:span text:style-name="T6">r</text:span> &gt; g – this means that production power is not enough.</text:p>
      <text:h text:style-name="Heading_20_2" text:outline-level="2">Production power is not enough variant.</text:h>
      <text:p text:style-name="P4">g<text:span text:style-name="T6">r</text:span> &gt; g.</text:p>
      <text:p text:style-name="P6">In that case we will calculate how much ships we are able to produce n<text:span text:style-name="T6">a</text:span> , and what part x of one ship is produced of the remaining production power.</text:p>
      <text:p text:style-name="P7">n<text:span text:style-name="T6">a</text:span> = floor(g / m<text:span text:style-name="T6">1</text:span> ).</text:p>
      <text:p text:style-name="P8">Remaining mass m<text:span text:style-name="T6">r</text:span> = g – n<text:span text:style-name="T6">a</text:span> * m<text:span text:style-name="T6">1</text:span>.</text:p>
      <text:p text:style-name="P9">What part of the last ship is produced: x = m<text:span text:style-name="T6">r</text:span> / m<text:span text:style-name="T6">1</text:span> .</text:p>
      <text:h text:style-name="Heading_20_2" text:outline-level="2">Production power is enough variant</text:h>
      <text:p text:style-name="P5">g<text:span text:style-name="T6">r</text:span> &lt;= g </text:p>
      <text:p text:style-name="P10"><text:soft-page-break/>Remaining production:</text:p>
      <text:p text:style-name="P10">g<text:span text:style-name="T6">l</text:span> = g – g<text:span text:style-name="T6">r</text:span> .</text:p>
      <text:p text:style-name="P10">Because the remaining production power consists both of capital c<text:span text:style-name="T6">l</text:span> and unused industry and population pi<text:span text:style-name="T6">l</text:span>.</text:p>
      <text:p text:style-name="P11">The produced capital of the remaining production power is:</text:p>
      <text:p text:style-name="P11">c<text:span text:style-name="T6">+</text:span> = c<text:span text:style-name="T6">l</text:span> + a*pi<text:span text:style-name="T6">l</text:span> .</text:p>
      <text:p text:style-name="P12">Put g<text:span text:style-name="T6">l</text:span> in to formula:</text:p>
      <text:p text:style-name="P12">c<text:span text:style-name="T6">+</text:span> = g<text:span text:style-name="T6">l</text:span> + g<text:span text:style-name="T6">l</text:span>*a = g<text:span text:style-name="T6">l</text:span>*(1+a).</text:p>
      <text:p text:style-name="P12"/>
      <text:h text:style-name="Heading_20_1" text:outline-level="1">Conclusions</text:h>
      <text:p text:style-name="P13"><text:span text:style-name="T11">1) </text:span>Production power is calculated in to variable g.</text:p>
      <text:p text:style-name="P16">2) The production power is calculated in two steps: A – with available capital, B – without available capital.</text:p>
      <text:p text:style-name="P14"><text:span text:style-name="T14">3</text:span>) When production power is not enough, the amount of built ships are calculated in to variable n<text:span text:style-name="T6">a</text:span> and the part of the built ship is x.</text:p>
      <text:p text:style-name="P15"><text:span text:style-name="T14">4</text:span>) When <text:span text:style-name="T12">the </text:span>production power is enough, then we are building all the ships n, and with the remaining build power we <text:span text:style-name="T13">are</text:span> build<text:span text:style-name="T13">ing</text:span> additional capital c<text:span text:style-name="T6">+</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US" officeooo:rsid="00300dc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5M12S</meta:editing-duration>
    <meta:editing-cycles>49</meta:editing-cycles>
    <meta:generator>LibreOffice/5.2.4.2$Windows_X86_64 LibreOffice_project/3d5603e1122f0f102b62521720ab13a38a4e0eb0</meta:generator>
    <dc:date>2017-04-17T20:00:34.857000000</dc:date>
    <meta:document-statistic meta:table-count="0" meta:image-count="0" meta:object-count="0" meta:page-count="3" meta:paragraph-count="68" meta:word-count="586" meta:character-count="3041" meta:non-whitespace-character-count="2500"/>
    <meta:user-defined meta:name="Info 1"/>
    <meta:user-defined meta:name="Info 2"/>
    <meta:user-defined meta:name="Info 3"/>
    <meta:user-defined meta:name="Info 4"/>
  </office:meta>
</office:document-meta>
</file>